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SE</text:p>
          </table:table-cell>
          <table:table-cell table:number-columns-repeated="2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E3</text:p>
          </table:table-cell>
          <table:table-cell table:number-columns-repeated="2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table table:name="t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SSE3</text:p>
          </table:table-cell>
          <table:table-cell table:number-columns-repeated="2"/>
          <table:table-cell office:value-type="string" calcext:value-type="string">
            <text:p>grep "^_mm_" -B 1 /usr/lib/gcc/x86_64-linux-gnu/12/include/tmm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dd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r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r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huffle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lignr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lignr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</table:table>
      <table:table table:name="s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SE4</text:p>
          </table:table-cell>
          <table:table-cell table:number-columns-repeated="2"/>
          <table:table-cell office:value-type="string" calcext:value-type="string">
            <text:p>grep "^_mm_" -B 1 /usr/lib/gcc/x86_64-linux-gnu/12/include/smmintrin.h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v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d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inse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extrac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po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psadbw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trea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i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8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16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32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mm_crc32_u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</table:table>
      <table:table table:name="avx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VX</text:p>
          </table:table-cell>
          <table:table-cell table:number-columns-repeated="2"/>
          <table:table-cell office:value-type="string" calcext:value-type="string">
            <text:p>grep "^_mm_" -B 1 /usr/lib/gcc/x86_64-linux-gnu/12/include/avx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va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va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dd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dd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andno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andno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di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di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d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h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h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ax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ax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in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in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ul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mul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huffl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huffl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x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x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m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m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cvtsi256_s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vtepi32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v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d_f64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s_f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extrac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extrac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256_extrac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all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upper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va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2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2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nser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nser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h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l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movedu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ddqu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rc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r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sqr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32,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rou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ou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unpackhi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256d</text:p>
          </table:table-cell>
          <table:table-cell office:value-type="string" calcext:value-type="string">
            <text:p>_mm256_unpacklo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unpackhi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32,32,f32</text:p>
          </table:table-cell>
          <table:table-cell/>
          <table:table-cell office:value-type="string" calcext:value-type="string">
            <text:p>__m256</text:p>
          </table:table-cell>
          <table:table-cell office:value-type="string" calcext:value-type="string">
            <text:p>_mm256_unpacklo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defined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defined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zero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zero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d_si256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s_pd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s_si256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si256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si256_pd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castpd256_pd128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astps256_ps128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astsi256_s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zex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zex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zex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</table:table>
      <table:table table:name="avx2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VX2</text:p>
          </table:table-cell>
          <table:table-cell table:number-columns-repeated="2"/>
          <table:table-cell office:value-type="string" calcext:value-type="string">
            <text:p>grep "^_mm_" -B 2 /usr/lib/gcc/x86_64-linux-gnu/12/include/avx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psadbw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b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us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acku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dds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lignr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n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ndnot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vg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avg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v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eq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mpg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add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hs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dd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dd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x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in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r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i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lo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ul_epu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or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ad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huffle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ign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slli_ep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srli_ep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u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ubs_epu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hi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packlo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xor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tream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ss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s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lend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w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broadcast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var8x32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4x64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8x32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4x64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x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i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i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load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load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const_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*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llv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a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v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rlv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32gath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_i32gathe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64gath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_i64gathe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32gath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_i32gathe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i64gath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mask_i64gathe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32gather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32gather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64gather_ep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64gather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32gathe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mask_i32gather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i64gathe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inde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mask_i64gather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sr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*__ba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mintri.D3:tmmintri.M23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smmintri.D3:smmintri.M237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avxintri.D3:avxintri.M237" table:contains-header="false">
          <table:sort>
            <table:sort-by table:field-number="2" table:data-type="automatic"/>
          </table:sort>
        </table:database-range>
        <table:database-range table:name="__Anonymous_Sheet_DB__6" table:target-range-address="avx2intri.D3:avx2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27T20:22:13.464946107</dc:date>
    <meta:editing-duration>P1DT10H26M17S</meta:editing-duration>
    <meta:editing-cycles>13</meta:editing-cycles>
    <meta:generator>LibreOffice/7.4.2.3$Linux_X86_64 LibreOffice_project/40$Build-3</meta:generator>
    <meta:document-statistic meta:table-count="7" meta:cell-count="5094" meta:object-count="0"/>
  </office:meta>
</office:document-meta>
</file>